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06b048" style:font-size-asian="10.5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9a227" officeooo:paragraph-rsid="0009a22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f5be"/>
    </style:style>
    <style:style style:name="T5" style:family="text">
      <style:text-properties style:text-position="sub 58%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text-position="0% 100%"/>
    </style:style>
    <style:style style:name="T8" style:family="text">
      <style:text-properties officeooo:rsid="000ccf21"/>
    </style:style>
    <style:style style:name="T9" style:family="text">
      <style:text-properties officeooo:rsid="000e369c"/>
    </style:style>
    <style:style style:name="T10" style:family="text">
      <style:text-properties officeooo:rsid="000fd5ce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6b04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es Tema 2</text:p>
      <text:p text:style-name="P3">Hardware de un sistema informático</text:p>
      <text:p text:style-name="P3"/>
      <text:p text:style-name="P12">Practica 2-1</text:p>
      <text:p text:style-name="P12"/>
      <text:p text:style-name="P4"><text:span text:style-name="T2">4</text:span>. Visita la página web de Intel y consulta los siguientes procesadores:</text:p>
      <text:p text:style-name="P13">https://ark.intel.com/content/www/es/es/ark.html#@PanelLabel122139</text:p>
      <text:list xml:id="list3108571201" text:style-name="L1">
        <text:list-item>
          <text:p text:style-name="P5">▪ Procesador Intel<text:span text:style-name="T11">®</text:span> Core<text:span text:style-name="T11">TM</text:span> i9-8950HK</text:p>
        </text:list-item>
        <text:list-item>
          <text:p text:style-name="P5">▪ Procesador Intel<text:span text:style-name="T11">®</text:span><text:span text:style-name="T7"> </text:span>Core<text:span text:style-name="T11">TM</text:span> i5-7360U</text:p>
        </text:list-item>
        <text:list-item>
          <text:p text:style-name="P5">▪ Procesador Intel<text:span text:style-name="T11">®</text:span> Core<text:span text:style-name="T11">TM</text:span> i5-7600K</text:p>
        </text:list-item>
        <text:list-item>
          <text:p text:style-name="P5">▪ Procesador Intel<text:span text:style-name="T11">®</text:span> Pentium<text:span text:style-name="T11">®</text:span> D1519</text:p>
        </text:list-item>
        <text:list-item>
          <text:p text:style-name="P5">▪ Procesador Intel<text:span text:style-name="T11">®</text:span> Xeon<text:span text:style-name="T11">®</text:span> E7-8894 v4</text:p>
        </text:list-item>
        <text:list-item>
          <text:p text:style-name="P5">▪ Procesador Intel<text:span text:style-name="T11">®</text:span> Celeron<text:span text:style-name="T11">®</text:span> Processor G4930E</text:p>
        </text:list-item>
      </text:list>
      <text:p text:style-name="P4">Realiza una comparativa, comprobando al menos los datos de:</text:p>
      <text:list xml:id="list1525090953" text:style-name="L2">
        <text:list-item>
          <text:p text:style-name="P6">▪ Tamaño de las cachés L1, L2 y L3, si tuvieran.</text:p>
        </text:list-item>
        <text:list-item>
          <text:p text:style-name="P6">▪ Velocidad del reloj.</text:p>
        </text:list-item>
        <text:list-item>
          <text:p text:style-name="P6">▪ Bus del sistema.</text:p>
        </text:list-item>
        <text:list-item>
          <text:p text:style-name="P6">▪ Arquitectura-tecnología en nanómetros.</text:p>
        </text:list-item>
        <text:list-item>
          <text:p text:style-name="P6">▪ Número de núcleos.</text:p>
        </text:list-item>
      </text:list>
      <text:p text:style-name="P4"/>
      <text:p text:style-name="P4"/>
      <table:table table:name="Tabla1" table:style-name="Tabla1">
        <table:table-column table:style-name="Tabla1.A" table:number-columns-repeated="7"/>
        <table:table-row table:style-name="Tabla1.1">
          <table:table-cell table:style-name="Tabla1.A1" office:value-type="string">
            <text:p text:style-name="P15">Procesador Intel<text:span text:style-name="T11">®</text:span></text:p>
          </table:table-cell>
          <table:table-cell table:style-name="Tabla1.A1" office:value-type="string">
            <text:p text:style-name="P14">Core<text:span text:style-name="T11">TM</text:span></text:p>
            <text:p text:style-name="P14">i9-8950HK</text:p>
          </table:table-cell>
          <table:table-cell table:style-name="Tabla1.A1" office:value-type="string">
            <text:p text:style-name="P14">Core<text:span text:style-name="T11">TM</text:span></text:p>
            <text:p text:style-name="P14">i5-7360U</text:p>
          </table:table-cell>
          <table:table-cell table:style-name="Tabla1.A1" office:value-type="string">
            <text:p text:style-name="P14">Core<text:span text:style-name="T11">TM</text:span></text:p>
            <text:p text:style-name="P14">i5-7600K</text:p>
          </table:table-cell>
          <table:table-cell table:style-name="Tabla1.A1" office:value-type="string">
            <text:p text:style-name="P14">Pentium<text:span text:style-name="T11">®</text:span> D1519</text:p>
          </table:table-cell>
          <table:table-cell table:style-name="Tabla1.A1" office:value-type="string">
            <text:p text:style-name="P14">Xeon<text:span text:style-name="T11">®</text:span></text:p>
            <text:p text:style-name="P14">E7-8894 v4</text:p>
          </table:table-cell>
          <table:table-cell table:style-name="Tabla1.G1" office:value-type="string">
            <text:p text:style-name="P14">Celeron<text:span text:style-name="T11">® </text:span>Processor G4930E</text:p>
          </table:table-cell>
        </table:table-row>
        <table:table-row table:style-name="Tabla1.1">
          <table:table-cell table:style-name="Tabla1.A2" office:value-type="string">
            <text:p text:style-name="P17"><text:span text:style-name="T6">Arquitectura</text:span> <text:span text:style-name="T5">nm</text:span></text:p>
          </table:table-cell>
          <table:table-cell table:style-name="Tabla1.B2" office:value-type="string">
            <text:p text:style-name="P21">14</text:p>
          </table:table-cell>
          <table:table-cell table:style-name="Tabla1.B2" office:value-type="string">
            <text:p text:style-name="P22">14</text:p>
          </table:table-cell>
          <table:table-cell table:style-name="Tabla1.B2" office:value-type="string">
            <text:p text:style-name="P23">14</text:p>
          </table:table-cell>
          <table:table-cell table:style-name="Tabla1.B2" office:value-type="string">
            <text:p text:style-name="P23">7</text:p>
          </table:table-cell>
          <table:table-cell table:style-name="Tabla1.B2" office:value-type="string">
            <text:p text:style-name="P24">14</text:p>
          </table:table-cell>
          <table:table-cell table:style-name="Tabla1.G2" office:value-type="string">
            <text:p text:style-name="P28">14</text:p>
          </table:table-cell>
        </table:table-row>
        <table:table-row table:style-name="Tabla1.1">
          <table:table-cell table:style-name="Tabla1.A2" office:value-type="string">
            <text:p text:style-name="P18">Núcleos</text:p>
          </table:table-cell>
          <table:table-cell table:style-name="Tabla1.B2" office:value-type="string">
            <text:p text:style-name="P21">6</text:p>
          </table:table-cell>
          <table:table-cell table:style-name="Tabla1.B2" office:value-type="string">
            <text:p text:style-name="P22">2</text:p>
          </table:table-cell>
          <table:table-cell table:style-name="Tabla1.B2" office:value-type="string">
            <text:p text:style-name="P23">4</text:p>
          </table:table-cell>
          <table:table-cell table:style-name="Tabla1.B2" office:value-type="string">
            <text:p text:style-name="P23">4</text:p>
          </table:table-cell>
          <table:table-cell table:style-name="Tabla1.B2" office:value-type="string">
            <text:p text:style-name="P24">24</text:p>
          </table:table-cell>
          <table:table-cell table:style-name="Tabla1.G2" office:value-type="string">
            <text:p text:style-name="P28">2</text:p>
          </table:table-cell>
        </table:table-row>
        <table:table-row table:style-name="Tabla1.1">
          <table:table-cell table:style-name="Tabla1.A2" office:value-type="string">
            <text:p text:style-name="P20">Velocidad reloj <text:span text:style-name="T8">GHz</text:span></text:p>
          </table:table-cell>
          <table:table-cell table:style-name="Tabla1.B2" office:value-type="string">
            <text:p text:style-name="P29">2,9</text:p>
          </table:table-cell>
          <table:table-cell table:style-name="Tabla1.B2" office:value-type="string">
            <text:p text:style-name="P22">2,3</text:p>
          </table:table-cell>
          <table:table-cell table:style-name="Tabla1.B2" office:value-type="string">
            <text:p text:style-name="P23">3,8</text:p>
          </table:table-cell>
          <table:table-cell table:style-name="Tabla1.B2" office:value-type="string">
            <text:p text:style-name="P23">1,5</text:p>
          </table:table-cell>
          <table:table-cell table:style-name="Tabla1.B2" office:value-type="string">
            <text:p text:style-name="P24">2,4</text:p>
          </table:table-cell>
          <table:table-cell table:style-name="Tabla1.G2" office:value-type="string">
            <text:p text:style-name="P28">2,4</text:p>
          </table:table-cell>
        </table:table-row>
        <table:table-row table:style-name="Tabla1.1">
          <table:table-cell table:style-name="Tabla1.A2" office:value-type="string">
            <text:p text:style-name="P19">Bus del sistema GT/s</text:p>
          </table:table-cell>
          <table:table-cell table:style-name="Tabla1.B2" office:value-type="string">
            <text:p text:style-name="P21">8</text:p>
          </table:table-cell>
          <table:table-cell table:style-name="Tabla1.B2" office:value-type="string">
            <text:p text:style-name="P22">4</text:p>
          </table:table-cell>
          <table:table-cell table:style-name="Tabla1.B2" office:value-type="string">
            <text:p text:style-name="P23">8</text:p>
          </table:table-cell>
          <table:table-cell table:style-name="Tabla1.B2" office:value-type="string">
            <text:p text:style-name="P23">n/d</text:p>
          </table:table-cell>
          <table:table-cell table:style-name="Tabla1.B2" office:value-type="string">
            <text:p text:style-name="P24">9,6</text:p>
          </table:table-cell>
          <table:table-cell table:style-name="Tabla1.G2" office:value-type="string">
            <text:p text:style-name="P28">8</text:p>
          </table:table-cell>
        </table:table-row>
        <table:table-row table:style-name="Tabla1.1">
          <table:table-cell table:style-name="Tabla1.A2" office:value-type="string">
            <text:p text:style-name="P17">L1</text:p>
          </table:table-cell>
          <table:table-cell table:style-name="Tabla1.B2" office:value-type="string">
            <text:p text:style-name="P21">64KB/ núcleo</text:p>
          </table:table-cell>
          <table:table-cell table:style-name="Tabla1.B2" office:value-type="string">
            <text:p text:style-name="P22">128KB</text:p>
          </table:table-cell>
          <table:table-cell table:style-name="Tabla1.B2" office:value-type="string">
            <text:p text:style-name="P21">64KB/ núcleo</text:p>
          </table:table-cell>
          <table:table-cell table:style-name="Tabla1.B2" office:value-type="string">
            <text:p text:style-name="P25">4 x 32 KB</text:p>
            <text:p text:style-name="P25"><text:span text:style-name="T9">+</text:span></text:p>
            <text:p text:style-name="P25">4 x 32 KB</text:p>
          </table:table-cell>
          <table:table-cell table:style-name="Tabla1.B2" office:value-type="string">
            <text:p text:style-name="P26">24 x 32 KB</text:p>
            <text:p text:style-name="P24">+ </text:p>
            <text:p text:style-name="P24">24 x 32 KB</text:p>
          </table:table-cell>
          <table:table-cell table:style-name="Tabla1.G2" office:value-type="string">
            <text:p text:style-name="P27"><text:span text:style-name="T10">2</text:span> x 32 KB</text:p>
            <text:p text:style-name="P27"><text:span text:style-name="T9">+</text:span></text:p>
            <text:p text:style-name="P27"><text:span text:style-name="T10">2</text:span> x 32 KB</text:p>
          </table:table-cell>
        </table:table-row>
        <table:table-row table:style-name="Tabla1.1">
          <table:table-cell table:style-name="Tabla1.A2" office:value-type="string">
            <text:p text:style-name="P17">L2</text:p>
          </table:table-cell>
          <table:table-cell table:style-name="Tabla1.B2" office:value-type="string">
            <text:p text:style-name="P21">256 KB/ núcleo</text:p>
          </table:table-cell>
          <table:table-cell table:style-name="Tabla1.B2" office:value-type="string">
            <text:p text:style-name="P22">512KB</text:p>
          </table:table-cell>
          <table:table-cell table:style-name="Tabla1.B2" office:value-type="string">
            <text:p text:style-name="P21">256 KB/ núcleo</text:p>
          </table:table-cell>
          <table:table-cell table:style-name="Tabla1.B2" office:value-type="string">
            <text:p text:style-name="P26">4 x 256 KB</text:p>
          </table:table-cell>
          <table:table-cell table:style-name="Tabla1.B2" office:value-type="string">
            <text:p text:style-name="P26">24 x 256 KB</text:p>
          </table:table-cell>
          <table:table-cell table:style-name="Tabla1.G2" office:value-type="string">
            <text:p text:style-name="P27"><text:span text:style-name="T10">2</text:span> x 256 KB</text:p>
          </table:table-cell>
        </table:table-row>
        <table:table-row table:style-name="Tabla1.1">
          <table:table-cell table:style-name="Tabla1.A2" office:value-type="string">
            <text:p text:style-name="P17">L3</text:p>
          </table:table-cell>
          <table:table-cell table:style-name="Tabla1.B8" office:value-type="string">
            <text:p text:style-name="P21">12 MB</text:p>
          </table:table-cell>
          <table:table-cell table:style-name="Tabla1.B8" office:value-type="string">
            <text:p text:style-name="P22">4MB</text:p>
          </table:table-cell>
          <table:table-cell table:style-name="Tabla1.B8" office:value-type="string">
            <text:p text:style-name="P21"><text:span text:style-name="T9">6</text:span> MB</text:p>
          </table:table-cell>
          <table:table-cell table:style-name="Tabla1.B8" office:value-type="string">
            <text:p text:style-name="P23">6 Mb</text:p>
          </table:table-cell>
          <table:table-cell table:style-name="Tabla1.B8" office:value-type="string">
            <text:p text:style-name="P24">60 Mb</text:p>
          </table:table-cell>
          <table:table-cell table:style-name="Tabla1.G8" office:value-type="string">
            <text:p text:style-name="P28">2MB</text:p>
          </table:table-cell>
        </table:table-row>
      </table:table>
      <text:p text:style-name="P4"/>
      <text:p text:style-name="P16">Nota: Los valores de L1 y L2 los he tenido que buscar en otras páginas ya que en la web de <text:span text:style-name="T1">Intel</text:span><text:span text:style-name="T12">® </text:span><text:span text:style-name="T7">no aparecía.</text:span></text:p>
      <text:p text:style-name="P8"><text:span text:style-name="T2">5</text:span>. Busca en el manual de tu placa base el factor forma de la misma y anótalo. ¿Qué entiendes por factor de forma? Indica además las características referentes al chipset que soporta. Asegúrate de contestar también a las siguientes cuestiones:</text:p>
      <text:list xml:id="list782518961" text:style-name="L3">
        <text:list-item>
          <text:p text:style-name="P9">▪ ¿Qué tipos de CPU soporta?</text:p>
        </text:list-item>
        <text:list-item>
          <text:p text:style-name="P9">▪ ¿Qué velocidades FSB admite?</text:p>
        </text:list-item>
        <text:list-item>
          <text:p text:style-name="P9">▪ ¿Qué socket o slot usa para la CPU?</text:p>
        </text:list-item>
      </text:list>
      <text:p text:style-name="P4"/>
      <text:p text:style-name="P4"/>
      <text:p text:style-name="P4"><text:span text:style-name="T2">6</text:span>. Busca información sobre la arquitectura Harvard, otro tipo de arquitectura de ordenadores. Realiza un esquema de su funcionamiento e indica las diferencias que tiene con respecto a la arquitectura Von Neumann.</text:p>
      <text:p text:style-name="P4"/>
      <text:p text:style-name="P11"><text:span text:style-name="T3">Practica 2-2</text:span></text:p>
      <text:p text:style-name="P4"/>
      <text:p text:style-name="P4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</text:p>
      <text:list xml:id="list3413626836" text:style-name="L4">
        <text:list-item>
          <text:p text:style-name="P10">¿Cuánta memoria RAM necesita Windows 10 para funcionar en sistemas de 64 bits?</text:p>
        </text:list-item>
        <text:list-item>
          <text:p text:style-name="P10">¿Y el sistema operativo Debian?</text:p>
        </text:list-item>
        <text:list-item>
          <text:p text:style-name="P10">▪ ¿De cuánta memoria RAM dispones en tu/s ordenador/es?</text:p>
        </text:list-item>
        <text:list-item>
          <text:p text:style-name="P10">▪ Nombra dos aplicaciones que no podrías ejecutar en tu ordenador debido a que no cumples con sus requerimientos de memoria RAM indicando también cuáles serían éstos.</text:p>
        </text:list-item>
      </text:list>
      <text:p text:style-name="P11"><text:span text:style-name="T3">Practica 2-3</text:span></text:p>
      <text:p text:style-name="P4"/>
      <text:p text:style-name="P4">1. En el siguiente texto hay cuatro párrafos. Redacta de forma correcta aquellos que consideres que están mal redactados:</text:p>
      <text:p text:style-name="P4">a) Los puertos serie son fáciles de reconocer en la parte posterior del ordenador porque tienen un conector hembra Tipo D de 9 o 25 pines. Se les llama conectores Tipo D por la forma del conector.</text:p>
      <text:p text:style-name="P4"/>
      <text:p text:style-name="P4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4"/>
      <text:p text:style-name="P4">c) El puerto USB soporta dispositivos de alta velocidad, como las cámaras digitales, y de baja velocidad, como el teclado o el ratón. Transmite los datos de bit en bit igual que el puerto serie pero más rápido que este.</text:p>
      <text:p text:style-name="P4"/>
      <text:p text:style-name="P4">d) Los puertos Tipo A suelen encontrarse en los dispositivos USB, y los de Tipo B suelen estar situados en la parte posterior del ordenador.</text:p>
      <text:p text:style-name="P4"/>
      <text:p text:style-name="P11"><text:span text:style-name="T3">Practica 2-4</text:span></text:p>
      <text:p text:style-name="P4"/>
      <text:p text:style-name="P4">1. Se tiene un disco duro formado por 10 cabezales, 2.500 pistas, 63 sectores por pista y sus sectores son de 4.096 bytes. Calcular la capacidad del disco duro.</text:p>
      <text:p text:style-name="P4"/>
      <text:p text:style-name="P4"><text:soft-page-break/></text:p>
      <text:p text:style-name="P4">2. Calcula la capacidad de un disco duro con los valores siguientes: cilindros = 528, cabezas = 64 y sectores = 63.</text:p>
      <text:p text:style-name="P4"/>
      <text:p text:style-name="P4"/>
      <text:p text:style-name="P4">7. Un disco duro transfiere datos a 16 Mb/s. Si la velocidad de rotación es de 5400 rpm, ¿cuántos bytes ha transferido en una revolución?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06T19:21:59.904071870</dc:date>
    <meta:editing-duration>PT1H16M33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3" meta:paragraph-count="107" meta:word-count="699" meta:character-count="3769" meta:non-whitespace-character-count="3190"/>
  </office:meta>
</office:document-meta>
</file>